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67632" style:font-size-asian="14pt" style:font-name-complex="Times New Roman1" style:font-size-complex="14pt"/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835e8" style:font-size-asian="14pt" style:font-name-complex="Times New Roman1" style:font-size-complex="14pt"/>
    </style:style>
    <style:style style:name="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officeooo:paragraph-rsid="00067632"/>
    </style:style>
    <style:style style:name="P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paragraph-rsid="000835e8" style:font-size-asian="14pt" style:font-name-complex="Times New Roman1" style:font-size-complex="14pt"/>
    </style:style>
    <style:style style:name="P10" style:family="paragraph" style:parent-style-name="Standard" style:master-page-name="Standard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0.51pt solid #000000"/>
      <style:text-properties style:font-name="Times New Roman" fo:font-size="20pt" fo:font-weight="bold" officeooo:rsid="00067632" officeooo:paragraph-rsid="00067632" style:font-size-asian="20pt" style:font-weight-asian="bold" style:font-name-complex="Times New Roman1" style:font-size-complex="20pt"/>
    </style:style>
    <style:style style:name="T1" style:family="text">
      <style:text-properties officeooo:rsid="000835e8"/>
    </style:style>
    <style:style style:name="T2" style:family="text">
      <style:text-properties officeooo:rsid="00083a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KompyuterM3chakrs</text:p>
      <text:p text:style-name="P1">Week of (Date):</text:p>
      <text:p text:style-name="P1"/>
      <text:p text:style-name="P1">Team Members Active this Week: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>Weekly Update of Project/Research (Summarized by Team Lead)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/text:p>
      <text:p text:style-name="P5"><text:soft-page-break/>Name: <text:span text:style-name="T1">Nathan Bellew</text:span><text:tab/><text:tab/><text:tab/><text:tab/>Hours worked this week: </text:p>
      <text:p text:style-name="P2">Please explain in detail what you worked on this week.</text:p>
      <text:p text:style-name="P2"/>
      <text:p text:style-name="P2"/>
      <text:p text:style-name="P2"/>
      <text:p text:style-name="P2"/>
      <text:p text:style-name="P2">What are the outcomes of your research and time for the week?</text:p>
      <text:p text:style-name="P2"/>
      <text:p text:style-name="P2"/>
      <text:p text:style-name="P2"/>
      <text:p text:style-name="P2"/>
      <text:p text:style-name="P2">Please describe any roadblocks or difficulties you experienced in your research this week.</text:p>
      <text:p text:style-name="P2"/>
      <text:p text:style-name="P2"/>
      <text:p text:style-name="P2"/>
      <text:p text:style-name="P2"/>
      <text:p text:style-name="P2"/>
      <text:p text:style-name="P2"/>
      <text:p text:style-name="P2">What are your next steps moving forward?</text:p>
      <text:p text:style-name="P2"/>
      <text:p text:style-name="P2"/>
      <text:p text:style-name="P2"/>
      <text:p text:style-name="P2"/>
      <text:p text:style-name="P2"/>
      <text:p text:style-name="P4"/>
      <text:p text:style-name="P5"><text:soft-page-break/>Name: <text:span text:style-name="T1">Melanie Grumley</text:span><text:tab/><text:tab/><text:tab/>Hours worked this week: </text:p>
      <text:p text:style-name="P9">Please explain in detail what you worked on this week.</text:p>
      <text:p text:style-name="P9"/>
      <text:p text:style-name="P9"/>
      <text:p text:style-name="P9"/>
      <text:p text:style-name="P9"/>
      <text:p text:style-name="P9">What are the outcomes of your research and time for the week?</text:p>
      <text:p text:style-name="P9"/>
      <text:p text:style-name="P9"/>
      <text:p text:style-name="P9"/>
      <text:p text:style-name="P9"/>
      <text:p text:style-name="P9">Please describe any roadblocks or difficulties you experienced in your research this week.</text:p>
      <text:p text:style-name="P9"/>
      <text:p text:style-name="P9"/>
      <text:p text:style-name="P9"/>
      <text:p text:style-name="P9"/>
      <text:p text:style-name="P9"/>
      <text:p text:style-name="P9"/>
      <text:p text:style-name="P9">What are your next steps moving forward?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Name: <text:span text:style-name="T2">Keren Angeles</text:span><text:tab/><text:tab/><text:tab/><text:tab/>Hours worked this week: </text:p>
      <text:p text:style-name="P9">Please explain in detail what you worked on this week.</text:p>
      <text:p text:style-name="P9"/>
      <text:p text:style-name="P9"/>
      <text:p text:style-name="P9"/>
      <text:p text:style-name="P9"/>
      <text:p text:style-name="P9">What are the outcomes of your research and time for the week?</text:p>
      <text:p text:style-name="P9"/>
      <text:p text:style-name="P9"/>
      <text:p text:style-name="P9"/>
      <text:p text:style-name="P9"/>
      <text:p text:style-name="P9">Please describe any roadblocks or difficulties you experienced in your research this week.</text:p>
      <text:p text:style-name="P9"/>
      <text:p text:style-name="P9"/>
      <text:p text:style-name="P9"/>
      <text:p text:style-name="P9"/>
      <text:p text:style-name="P9"/>
      <text:p text:style-name="P9"/>
      <text:p text:style-name="P9">What are your next steps moving forward?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officeooo:paragraph-rsid="00067632"/>
    </style:style>
    <style:style style:name="M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67632" style:font-size-asian="14pt" style:font-name-complex="Times New Roman1" style:font-size-complex="14pt"/>
    </style:style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-top="0.1598in" fo:padding-bottom="0.6598in" fo:padding-left="0.6598in" fo:padding-right="0.659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="0.44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/>
      </style:head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ukoulas, Angelika C</meta:initial-creator>
    <meta:editing-cycles>7</meta:editing-cycles>
    <meta:creation-date>2019-05-30T20:41:00</meta:creation-date>
    <dc:date>2019-06-10T16:00:50.221417631</dc:date>
    <meta:editing-duration>PT5M23S</meta:editing-duration>
    <meta:generator>LibreOffice/6.0.7.3$Linux_X86_64 LibreOffice_project/00m0$Build-3</meta:generator>
    <meta:document-statistic meta:table-count="0" meta:image-count="0" meta:object-count="0" meta:page-count="4" meta:paragraph-count="20" meta:word-count="164" meta:character-count="1000" meta:non-whitespace-character-count="8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